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fa8" officeooo:paragraph-rsid="001cdfa8"/>
    </style:style>
    <style:style style:name="P2" style:family="paragraph" style:parent-style-name="Standard">
      <style:text-properties officeooo:rsid="001d85ff" officeooo:paragraph-rsid="001d85ff"/>
    </style:style>
    <style:style style:name="P3" style:family="paragraph" style:parent-style-name="Standard">
      <style:text-properties officeooo:paragraph-rsid="001cdfa8"/>
    </style:style>
    <style:style style:name="P4" style:family="paragraph" style:parent-style-name="Standard">
      <style:text-properties officeooo:rsid="001f329b" officeooo:paragraph-rsid="001f329b"/>
    </style:style>
    <style:style style:name="P5" style:family="paragraph" style:parent-style-name="Standard">
      <style:text-properties officeooo:paragraph-rsid="001f329b"/>
    </style:style>
    <style:style style:name="P6" style:family="paragraph" style:parent-style-name="Standard">
      <style:text-properties officeooo:rsid="00206496" officeooo:paragraph-rsid="00206496"/>
    </style:style>
    <style:style style:name="P7" style:family="paragraph" style:parent-style-name="Standard">
      <style:text-properties officeooo:rsid="0023d5e8" officeooo:paragraph-rsid="0023d5e8"/>
    </style:style>
    <style:style style:name="P8" style:family="paragraph" style:parent-style-name="Standard">
      <style:text-properties officeooo:rsid="002495c8" officeooo:paragraph-rsid="002495c8"/>
    </style:style>
    <style:style style:name="T1" style:family="text">
      <style:text-properties officeooo:rsid="001cdfa8"/>
    </style:style>
    <style:style style:name="T2" style:family="text">
      <style:text-properties officeooo:rsid="001d85ff"/>
    </style:style>
    <style:style style:name="T3" style:family="text">
      <style:text-properties officeooo:rsid="001f329b"/>
    </style:style>
    <style:style style:name="T4" style:family="text">
      <style:text-properties officeooo:rsid="00206496"/>
    </style:style>
    <style:style style:name="T5" style:family="text">
      <style:text-properties officeooo:rsid="00212d7f"/>
    </style:style>
    <style:style style:name="T6" style:family="text">
      <style:text-properties officeooo:rsid="0022ef2e"/>
    </style:style>
    <style:style style:name="T7" style:family="text">
      <style:text-properties officeooo:rsid="002495c8"/>
    </style:style>
    <style:style style:name="T8" style:family="text">
      <style:text-properties officeooo:rsid="00255d6e"/>
    </style:style>
    <style:style style:name="T9" style:family="text">
      <style:text-properties officeooo:rsid="002778c2"/>
    </style:style>
    <style:style style:name="T10" style:family="text">
      <style:text-properties officeooo:rsid="002895c1"/>
    </style:style>
    <style:style style:name="T11" style:family="text">
      <style:text-properties officeooo:rsid="0028e4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2">V</text:span>isit the page.</text:p>
      <text:p text:style-name="P1"/>
      <text:p text:style-name="P3"><text:span text:style-name="T1">2. </text:span><text:span text:style-name="T2">Al</text:span><text:span text:style-name="T1">l the buttons are clickable:</text:span></text:p>
      <text:p text:style-name="P1">a) number buttons</text:p>
      <text:p text:style-name="P1">b) dot button</text:p>
      <text:p text:style-name="P1">c) equals button</text:p>
      <text:p text:style-name="P1">d) clear button</text:p>
      <text:p text:style-name="P1">e) operator buttons</text:p>
      <text:p text:style-name="P1"/>
      <text:p text:style-name="P1">3. <text:span text:style-name="T2">The clear button clears the display.</text:span></text:p>
      <text:p text:style-name="P1"/>
      <text:p text:style-name="P2">4. If the dot is pressed and the last element on the screen is a numeric value that </text:p>
      <text:p text:style-name="P2"><text:s text:c="2"/>already contains a dot, the display gets cleared.</text:p>
      <text:p text:style-name="P2"/>
      <text:p text:style-name="P2">5. <text:s/>If the dot is pressed and the last non-blank element on the screen </text:p>
      <text:p text:style-name="P2"><text:s text:c="4"/>is one of the operator signs, the display gets cleared.</text:p>
      <text:p text:style-name="P2"/>
      <text:p text:style-name="P4">6. <text:s/>If the screen already displays an equals sign and the equals sign is clicked, <text:span text:style-name="T2">the display gets cleared.</text:span></text:p>
      <text:p text:style-name="P4"/>
      <text:p text:style-name="P4">7. If the screen displays 0 and the button pressed is the minus sign, display a minus sign.</text:p>
      <text:p text:style-name="P4"/>
      <text:p text:style-name="P4">8. If the screen displays 0 and the operator button pressed is the plus, multiply or divide sign, <text:span text:style-name="T2">the display gets cleared.</text:span></text:p>
      <text:p text:style-name="P4"/>
      <text:p text:style-name="P5"><text:span text:style-name="T3">9. </text:span><text:span text:style-name="T4">I</text:span><text:span text:style-name="T3">f there is already an operator sign at the end </text:span><text:span text:style-name="T5">and the operator sign is clicked, </text:span><text:span text:style-name="T4">keep the operator sign.</text:span></text:p>
      <text:p text:style-name="P5"/>
      <text:p text:style-name="P6">10. <text:span text:style-name="T6">If the equals sign is pressed and the last element of on the screen is the dot, add a zero, then add an </text:span><text:span text:style-name="T9">equals </text:span><text:span text:style-name="T6">sign.</text:span></text:p>
      <text:p text:style-name="P6"/>
      <text:p text:style-name="P7">1<text:span text:style-name="T10">1</text:span>. If the screen displays 0 and the dot button is pressed, display 0 followed by a dot.</text:p>
      <text:p text:style-name="P7"/>
      <text:p text:style-name="P7">1<text:span text:style-name="T10">2</text:span>. If the screen displays 0 and <text:span text:style-name="T3">the equals sign is clicked, </text:span><text:span text:style-name="T2">the display gets cleared.</text:span></text:p>
      <text:p text:style-name="P7"/>
      <text:p text:style-name="P7">1<text:span text:style-name="T10">3</text:span>. If <text:span text:style-name="T7">the division operation was performed or a dot is present in the sequence and </text:span>the rounded to integer <text:span text:style-name="T11">result</text:span> is different from not rounded number, round it to 5 decimals.</text:p>
      <text:p text:style-name="P7"/>
      <text:p text:style-name="P8">1<text:span text:style-name="T10">4</text:span>. Check if -2+3*1+2.2=3.2<text:span text:style-name="T8">000</text:span>.</text:p>
      <text:p text:style-name="P8"/>
      <text:p text:style-name="P8">1<text:span text:style-name="T10">5</text:span>. Check if 2*2*2=8.</text:p>
      <text:p text:style-name="P8"/>
      <text:p text:style-name="P8">1<text:span text:style-name="T10">6</text:span>. Check if 2/0=Infinity.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9T17:55:45.426882530</meta:creation-date>
    <dc:date>2023-10-09T22:19:47.233244645</dc:date>
    <meta:editing-duration>PT4H13M25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266" meta:character-count="1411" meta:non-whitespace-character-count="1158"/>
  </office:meta>
</office:document-meta>
</file>